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f5" officeooo:paragraph-rsid="001155f5"/>
    </style:style>
    <style:style style:name="P2" style:family="paragraph" style:parent-style-name="Standard">
      <style:paragraph-properties fo:text-align="center" style:justify-single-word="false"/>
      <style:text-properties officeooo:rsid="001155f5" officeooo:paragraph-rsid="001155f5"/>
    </style:style>
    <style:style style:name="P3" style:family="paragraph" style:parent-style-name="Standard">
      <style:text-properties fo:font-weight="bold" officeooo:rsid="001155f5" officeooo:paragraph-rsid="001155f5" style:font-weight-asian="bold" style:font-weight-complex="bold"/>
    </style:style>
    <style:style style:name="P4" style:family="paragraph" style:parent-style-name="Standard">
      <style:text-properties officeooo:paragraph-rsid="001155f5"/>
    </style:style>
    <style:style style:name="P5" style:family="paragraph" style:parent-style-name="Standard">
      <style:text-properties fo:font-size="14pt" fo:font-weight="bold" officeooo:rsid="001155f5" officeooo:paragraph-rsid="001155f5" style:font-size-asian="14pt" style:font-weight-asian="bold" style:font-size-complex="14pt" style:font-weight-complex="bold"/>
    </style:style>
    <style:style style:name="P6" style:family="paragraph" style:parent-style-name="Standard">
      <style:text-properties fo:font-size="12pt" fo:font-weight="normal" officeooo:rsid="00126302" officeooo:paragraph-rsid="00126302" style:font-size-asian="12pt" style:font-weight-asian="normal" style:font-size-complex="12pt" style:font-weight-complex="normal"/>
    </style:style>
    <style:style style:name="P7" style:family="paragraph" style:parent-style-name="Standard">
      <style:text-properties fo:font-size="12pt" fo:font-weight="normal" officeooo:rsid="00134a89" officeooo:paragraph-rsid="00134a89" style:font-size-asian="12pt" style:font-weight-asian="normal" style:font-size-complex="12pt" style:font-weight-complex="normal"/>
    </style:style>
    <style:style style:name="P8" style:family="paragraph" style:parent-style-name="Standard">
      <style:text-properties fo:font-size="16pt" fo:font-weight="bold" officeooo:rsid="001155f5" officeooo:paragraph-rsid="001155f5" style:font-size-asian="16pt" style:font-weight-asian="bold" style:font-size-complex="16pt" style:font-weight-complex="bold"/>
    </style:style>
    <style:style style:name="P9" style:family="paragraph" style:parent-style-name="Standard">
      <style:paragraph-properties style:line-height-at-least="0.198in"/>
      <style:text-properties fo:color="#dddddd" style:font-name="Droid Sans Mono" fo:font-size="10.5pt" fo:font-weight="normal" fo:background-color="#31312e"/>
    </style:style>
    <style:style style:name="P10" style:family="paragraph" style:parent-style-name="Standard">
      <style:text-properties fo:color="#dddddd" style:font-name="Droid Sans Mono" fo:font-size="10.5pt" fo:font-weight="normal" officeooo:rsid="00134a89" officeooo:paragraph-rsid="00134a89" fo:background-color="#31312e" style:font-size-asian="12pt" style:font-weight-asian="normal" style:font-size-complex="12pt" style:font-weight-complex="normal"/>
    </style:style>
    <style:style style:name="P11" style:family="paragraph" style:parent-style-name="Standard">
      <style:paragraph-properties style:line-height-at-least="0.198in"/>
      <style:text-properties fo:color="#dddddd" style:font-name="Droid Sans Mono" fo:font-size="10.5pt" fo:font-weight="normal" officeooo:rsid="0014c858" fo:background-color="#31312e"/>
    </style:style>
    <style:style style:name="P12" style:family="paragraph" style:parent-style-name="Standard">
      <style:paragraph-properties style:line-height-at-least="0.198in"/>
    </style:style>
    <style:style style:name="P13" style:family="paragraph" style:parent-style-name="Text_20_body">
      <style:text-properties officeooo:rsid="0014c858" officeooo:paragraph-rsid="0014c858"/>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officeooo:rsid="0014c858" officeooo:paragraph-rsid="0014c858"/>
    </style:style>
    <style:style style:name="P17" style:family="paragraph" style:parent-style-name="Text_20_body">
      <style:text-properties officeooo:rsid="0014c858" officeooo:paragraph-rsid="001cddfa"/>
    </style:style>
    <style:style style:name="P18" style:family="paragraph" style:parent-style-name="Text_20_body">
      <style:text-properties officeooo:rsid="002057a5" officeooo:paragraph-rsid="002057a5"/>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Heading_20_4">
      <style:text-properties officeooo:rsid="002057a5" officeooo:paragraph-rsid="002057a5"/>
    </style:style>
    <style:style style:name="T1" style:family="text">
      <style:text-properties fo:font-weight="bold"/>
    </style:style>
    <style:style style:name="T2" style:family="text">
      <style:text-properties fo:font-weight="bold" officeooo:rsid="001155f5" style:font-weight-asian="bold" style:font-weight-complex="bold"/>
    </style:style>
    <style:style style:name="T3" style:family="text">
      <style:text-properties officeooo:rsid="00134a89"/>
    </style:style>
    <style:style style:name="T4" style:family="text">
      <style:text-properties fo:color="#ff73fd"/>
    </style:style>
    <style:style style:name="T5" style:family="text">
      <style:text-properties fo:color="#4ec9b0"/>
    </style:style>
    <style:style style:name="T6" style:family="text">
      <style:text-properties fo:color="#b5b3aa"/>
    </style:style>
    <style:style style:name="T7" style:family="text">
      <style:text-properties fo:color="#a8ff60"/>
    </style:style>
    <style:style style:name="T8" style:family="text">
      <style:text-properties fo:color="#d4d4d4"/>
    </style:style>
    <style:style style:name="T9" style:family="text">
      <style:text-properties fo:color="#96cbfe"/>
    </style:style>
    <style:style style:name="T10" style:family="text">
      <style:text-properties fo:color="#e9c062"/>
    </style:style>
    <style:style style:name="T11" style:family="text">
      <style:text-properties fo:color="#c6c5fe"/>
    </style:style>
    <style:style style:name="T12" style:family="text">
      <style:text-properties fo:color="#6c6c66" fo:font-style="italic"/>
    </style:style>
    <style:style style:name="T13" style:family="text">
      <style:text-properties fo:color="#747c84"/>
    </style:style>
    <style:style style:name="T14" style:family="text">
      <style:text-properties fo:color="#747c84" fo:font-style="italic"/>
    </style:style>
    <style:style style:name="T15" style:family="text">
      <style:text-properties fo:color="#ff6c60" fo:font-style="italic"/>
    </style:style>
    <style:style style:name="T16" style:family="text">
      <style:text-properties officeooo:rsid="0014c858"/>
    </style:style>
    <style:style style:name="T17" style:family="text">
      <style:text-properties officeooo:rsid="0016615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Smith</text:p>
      <text:p text:style-name="P2"/>
      <text:p text:style-name="P2">811004676</text:p>
      <text:p text:style-name="P2"/>
      <text:p text:style-name="P2">INFO2602 PROJECT</text:p>
      <text:p text:style-name="P1"/>
      <text:p text:style-name="P3"/>
      <text:p text:style-name="P5"/>
      <text:p text:style-name="P8">CS Topic</text:p>
      <text:p text:style-name="P5"/>
      <text:p text:style-name="P6">Identified CS topics</text:p>
      <text:p text:style-name="P6"/>
      <text:p text:style-name="P6">-Extensibility and Scalability</text:p>
      <text:p text:style-name="P6"/>
      <text:p text:style-name="P6">Extensibility entails factoring future growth into you design decision. Within my project, <text:span text:style-name="T3">the way I choose to represent my models takes into consideration Extensibility. For example, I have three models <text:s/></text:span></text:p>
      <text:p text:style-name="P7">vehicle make, vehicle details and owner profile <text:span text:style-name="T16">modeled as seen in code snippet below.</text:span></text:p>
      <text:p text:style-name="P7"/>
      <text:p text:style-name="P10"><text:span text:style-name="T4">class</text:span> <text:span text:style-name="T5">OwnerProfile</text:span><text:span text:style-name="T6">(</text:span><text:span text:style-name="T7">models</text:span><text:span text:style-name="T6">.</text:span><text:span text:style-name="T7">Model</text:span><text:span text:style-name="T6">):</text:span></text:p>
      <text:p text:style-name="P9">user <text:span text:style-name="T8">=</text:span> models<text:span text:style-name="T6">.</text:span><text:span text:style-name="T9">OneToOneField</text:span><text:span text:style-name="T6">(</text:span><text:span text:style-name="T9">User</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12"/>
      <text:p text:style-name="P9">address <text:span text:style-name="T8">=</text:span> models<text:span text:style-name="T6">.</text:span><text:span text:style-name="T9">CharField</text:span><text:span text:style-name="T6">(</text:span><text:span text:style-name="T10">max_length</text:span><text:span text:style-name="T8">=</text:span><text:span text:style-name="T10">150</text:span><text:span text:style-name="T6">)</text:span></text:p>
      <text:p text:style-name="P12"/>
      <text:p text:style-name="P9">phone_regex <text:span text:style-name="T8">=</text:span> <text:span text:style-name="T9">RegexValidator</text:span><text:span text:style-name="T6">(</text:span><text:span text:style-name="T10">regex</text:span><text:span text:style-name="T8">=</text:span><text:span text:style-name="T4">r</text:span><text:span text:style-name="T6">'</text:span><text:span text:style-name="T11">^\+</text:span><text:span text:style-name="T8">?</text:span><text:span text:style-name="T11">1</text:span><text:span text:style-name="T8">?</text:span><text:span text:style-name="T11">\d</text:span><text:span text:style-name="T8">{9,15}</text:span><text:span text:style-name="T11">$</text:span><text:span text:style-name="T6">',</text:span><text:span text:style-name="T9"> </text:span><text:span text:style-name="T10">message</text:span><text:span text:style-name="T8">=</text:span><text:span text:style-name="T6">"</text:span><text:span text:style-name="T7">Phone number must be entered in the format: '+999999999'. Up to 15 digits allowed.</text:span><text:span text:style-name="T6">")</text:span></text:p>
      <text:p text:style-name="P9">phone_number <text:span text:style-name="T8">=</text:span> models<text:span text:style-name="T6">.</text:span><text:span text:style-name="T9">CharField</text:span><text:span text:style-name="T6">(</text:span><text:span text:style-name="T10">validators</text:span><text:span text:style-name="T8">=</text:span><text:span text:style-name="T6">[</text:span><text:span text:style-name="T9">phone_regex</text:span><text:span text:style-name="T6">],</text:span><text:span text:style-name="T9"> </text:span><text:span text:style-name="T10">max_length</text:span><text:span text:style-name="T8">=</text:span><text:span text:style-name="T10">17</text:span><text:span text:style-name="T6">,</text:span><text:span text:style-name="T9"> </text:span><text:span text:style-name="T10">blank</text:span><text:span text:style-name="T8">=</text:span><text:span text:style-name="T10">True</text:span><text:span text:style-name="T6">)</text:span> <text:span text:style-name="T12">#</text:span><text:span text:style-name="T13"> </text:span><text:span text:style-name="T14">validators should be a list</text:span></text:p>
      <text:p text:style-name="P12"/>
      <text:p text:style-name="P9">country <text:span text:style-name="T8">=</text:span> models<text:span text:style-name="T6">.</text:span><text:span text:style-name="T9">CharField</text:span><text:span text:style-name="T6">(</text:span><text:span text:style-name="T10">max_length</text:span><text:span text:style-name="T8">=</text:span><text:span text:style-name="T10">100</text:span><text:span text:style-name="T6">)</text:span></text:p>
      <text:p text:style-name="P12"/>
      <text:p text:style-name="P9"><text:span text:style-name="T4">def</text:span> <text:span text:style-name="T9">create_profile</text:span><text:span text:style-name="T6">(</text:span><text:span text:style-name="T10">sender</text:span><text:span text:style-name="T6">,</text:span><text:span text:style-name="T8">**</text:span><text:span text:style-name="T10">kwargs</text:span><text:span text:style-name="T6">):</text:span></text:p>
      <text:p text:style-name="P9"><text:span text:style-name="T4">if</text:span> kwargs<text:span text:style-name="T6">['</text:span><text:span text:style-name="T7">created</text:span><text:span text:style-name="T6">']:</text:span></text:p>
      <text:p text:style-name="P9">owner_profile <text:span text:style-name="T8">=</text:span> OwnerProfile<text:span text:style-name="T6">.</text:span>objects<text:span text:style-name="T6">.</text:span><text:span text:style-name="T9">create</text:span><text:span text:style-name="T6">(</text:span><text:span text:style-name="T10">user</text:span><text:span text:style-name="T8">=</text:span><text:span text:style-name="T9">kwargs</text:span><text:span text:style-name="T6">['</text:span><text:span text:style-name="T7">instance</text:span><text:span text:style-name="T6">'])</text:span></text:p>
      <text:p text:style-name="P12"/>
      <text:p text:style-name="P9">post_save<text:span text:style-name="T6">.</text:span><text:span text:style-name="T9">connect</text:span><text:span text:style-name="T6">(</text:span><text:span text:style-name="T9">create_profile</text:span><text:span text:style-name="T6">,</text:span><text:span text:style-name="T10">sender</text:span><text:span text:style-name="T8">=</text:span><text:span text:style-name="T9">User</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user<text:span text:style-name="T6">.</text:span>username</text:p>
      <text:p text:style-name="P12"/>
      <text:p text:style-name="P9"><text:span text:style-name="T4">class</text:span> <text:span text:style-name="T5">VehicleMake</text:span><text:span text:style-name="T6">(</text:span><text:span text:style-name="T7">models</text:span><text:span text:style-name="T6">.</text:span><text:span text:style-name="T7">Model</text:span><text:span text:style-name="T6">):</text:span></text:p>
      <text:p text:style-name="P9">make_id <text:span text:style-name="T8">=</text:span> models<text:span text:style-name="T6">.</text:span><text:span text:style-name="T9">IntegerField</text:span><text:span text:style-name="T6">()</text:span></text:p>
      <text:p text:style-name="P12"/>
      <text:p text:style-name="P9">make_name <text:span text:style-name="T8">=</text:span> models<text:span text:style-name="T6">.</text:span><text:span text:style-name="T9">CharField</text:span><text:span text:style-name="T6">(</text:span><text:span text:style-name="T10">max_length</text:span><text:span text:style-name="T8">=</text:span><text:span text:style-name="T10">100</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make_name</text:p>
      <text:p text:style-name="P12"/>
      <text:p text:style-name="P9"><text:soft-page-break/><text:span text:style-name="T4">class</text:span> <text:span text:style-name="T5">VehicleDetail</text:span><text:span text:style-name="T6">(</text:span><text:span text:style-name="T7">models</text:span><text:span text:style-name="T6">.</text:span><text:span text:style-name="T7">Model</text:span><text:span text:style-name="T6">):</text:span></text:p>
      <text:p text:style-name="P9">owner <text:span text:style-name="T8">=</text:span> models<text:span text:style-name="T6">.</text:span><text:span text:style-name="T9">OneToOneField</text:span><text:span text:style-name="T6">(</text:span><text:span text:style-name="T9">OwnerProfile</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12"/>
      <text:p text:style-name="P9">chasis_no <text:span text:style-name="T8">=</text:span> models<text:span text:style-name="T6">.</text:span><text:span text:style-name="T9">CharField</text:span><text:span text:style-name="T6">(</text:span><text:span text:style-name="T10">max_length</text:span><text:span text:style-name="T8">=</text:span><text:span text:style-name="T10">17</text:span><text:span text:style-name="T6">)</text:span></text:p>
      <text:p text:style-name="P12"/>
      <text:p text:style-name="P9">licence_plate_no <text:span text:style-name="T8">=</text:span> models<text:span text:style-name="T6">.</text:span><text:span text:style-name="T9">CharField</text:span><text:span text:style-name="T6">(</text:span><text:span text:style-name="T10">max_length</text:span><text:span text:style-name="T8">=</text:span><text:span text:style-name="T10">7</text:span><text:span text:style-name="T6">)</text:span></text:p>
      <text:p text:style-name="P12"/>
      <text:p text:style-name="P9">vehicle_make <text:span text:style-name="T8">=</text:span> models<text:span text:style-name="T6">.</text:span><text:span text:style-name="T9">ForeignKey</text:span><text:span text:style-name="T6">(</text:span><text:span text:style-name="T9">VehicleMake</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9">date_registered <text:span text:style-name="T8">=</text:span> models<text:span text:style-name="T6">.</text:span><text:span text:style-name="T9">DateTimeField</text:span><text:span text:style-name="T6">(</text:span><text:span text:style-name="T10">auto_now</text:span><text:span text:style-name="T8">=</text:span><text:span text:style-name="T10">True</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licence_plate_no</text:p>
      <text:p text:style-name="P9"/>
      <text:p text:style-name="P9"/>
      <text:p text:style-name="P11"/>
      <text:p text:style-name="P7"/>
      <text:p text:style-name="P17">Each of the fields are represented as attributes in the database table. As it currently is my models are not very detail <text:span text:style-name="T17">and in the future you may want to add more information related to a vehicle such as its fuel, vehicle model, etc. You’ll have a choose to either add this information as attributes to existing tables or create separate tables with additional data. Ideally you only want to put the relevant information in tables and use a database operation like JOIN to join tables and pull the information you want to present on a particular page.</text:span></text:p>
      <text:p text:style-name="P17"><text:span text:style-name="T17"><text:s/>In vehicle detail I chose to make vehicle make field as a foreign key to VehicleMake model when I could have use the Charfield. This design choice allows the user to choice from a list of vehicles existing in the database. This simply ensure that the user enter valid vehicle make.</text:span></text:p>
      <text:p text:style-name="P17"/>
      <text:p text:style-name="P17"/>
      <text:p text:style-name="P18">Scalability</text:p>
      <text:p text:style-name="P18"/>
      <text:h text:style-name="P21" text:outline-level="4">Scalability: With Cloud Web Hosting you can Access Resources you Need as you Grow</text:h>
      <text:p text:style-name="Text_20_body">One of the primary advantages to cloud web hosting is its scalability. Visualize a group of clouds. Your website is being run in these clouds but it suddenly gets busy. You can gather more clouds around your site to help support it so your users see no degradation of services. However, if you no longer need the additional clouds you can let them float away. Sites that have spikes in resource use can benefit from this option.</text:p>
      <text:p text:style-name="Text_20_body"><text:span text:style-name="Strong_20_Emphasis">Example:</text:span> Joe owns a website that specializes in downloadable Christmas projects for children. Coloring templates, origami tree ornaments, story ideas and craft projects are all available for use during the Christmas season. Of course, his website is open all year round but he only has a busy season starting in late November, falling off in January. Once the holiday season starts Joe sees an <text:soft-page-break/>increase in traffic. Near the second week in December his site is visited so often and items are downloaded continuously causing a strain on his shared host's server. His account is suspended and he has to scramble to get his site back up and running on a dedicated machine.</text:p>
      <text:p text:style-name="Text_20_body">Joe now experiences downtime affecting his customers all for one small portion of the year where he experiences heavy traffic. With cloud hosting, though, he can increase his site's available resources and use what he needs. When his traffic decreases again in January, he can release those resources and run his site efficiently on only what he needs.</text:p>
      <text:h text:style-name="Heading_20_4" text:outline-level="4">Immediacy: On Demand use for Additional Services Helps you When you need it</text:h>
      <text:p text:style-name="Text_20_body">When you need additional resources you do not have time to wait for customer service to assist you by increasing your bandwidth allotment if needed. If you really have a spike in resources then you risk having your site suspended for causing degradation in services to other sites on your shared server. You may experience down time or slowness on your site caused by the increased traffic. But with cloud web hosting you can increase your available resources immediately, when you need it. This can save you a lot of stress and may even save some customers because the process is seamless. Customers or users on your site will not see any change.</text:p>
      <text:h text:style-name="Heading_20_4" text:outline-level="4">Savings: With Cloud Web Hosting you Only pay for what you use, Saving you a lot of Money</text:h>
      <text:p text:style-name="Text_20_body">It used to be that when you outgrew your shared hosting environment that your only other option was to move to dedicated hosting. However, this cost a lot of money. For the web site that did not need all the resources available on a dedicated server or did not need them all the time such as in the example of Joe above, the money spent was wasted on unused services. However, with cloud hosting what you pay for is the resources you use. When you no longer need them you release them and you are no longer charged for them.</text:p>
      <text:p text:style-name="Text_20_body">Scalability, immediacy and savings allow you to efficiently run your website. You can grow and shrink the available resources per your needs. You can get what you need when you need it and you only pay for what you use. This allows you to concentrate on what you know best - running your website. You won't have to worry about your hosting solution.</text:p>
      <text:p text:style-name="P18"/>
      <text:p text:style-name="P13"/>
      <text:p text:style-name="P13"/>
      <text:p text:style-name="P13"/>
      <text:p text:style-name="P3"/>
      <text:p text:style-name="P4"><text:span text:style-name="T2"><text:s/></text:span>What Is Web Hosting?</text:p>
      <text:p text:style-name="Text_20_body">Web hosting is a more general term that refers to where and how you’ll host your website’s files. Essentially, your web host is where all of your website’s files will be stored. At the core, your website is a bundle of files that are sitting on a host somewhere. When a user types in your domain name the browser downloads those files from your web host and displays them.</text:p>
      <text:p text:style-name="Text_20_body"><text:soft-page-break/>With standard web hosting, you’ll be storing your site’s files on a single server. The type of server environment you choose will depend upon the size of your website, how much traffic you receive, and your level of technical expertise.</text:p>
      <text:p text:style-name="Text_20_body">The most common types of hosting you’ll come across are:</text:p>
      <text:list xml:id="list2457896824" text:style-name="L1">
        <text:list-item>
          <text:p text:style-name="P19"><text:a xlink:type="simple" xlink:href="https://www.hostgator.com/web-hosting" text:style-name="Internet_20_link" text:visited-style-name="Visited_20_Internet_20_Link"><text:span text:style-name="T1">Shared:</text:span></text:a> This is the most popular style of hosting and also the cheapest. With shared hosting, a single server is partitioned and you’re renting a slice of that server along with dozens or hundreds of other sites. Shared hosting is best suited for beginners who want to get their first sites online as fast as possible. </text:p>
        </text:list-item>
        <text:list-item>
          <text:p text:style-name="P19"><text:a xlink:type="simple" xlink:href="https://www.hostgator.com/dedicated-server" text:style-name="Internet_20_link" text:visited-style-name="Visited_20_Internet_20_Link"><text:span text:style-name="T1">Dedicated:</text:span></text:a> With this style of hosting you have an entire server allotted to your website. This gives you complete control over your server environment along with great performance. However, dedicated hosting is much more expensive and will require some technical knowledge to setup and maintain properly. </text:p>
        </text:list-item>
        <text:list-item>
          <text:p text:style-name="P19"><text:a xlink:type="simple" xlink:href="https://www.hostgator.com/vps-hosting" text:style-name="Internet_20_link" text:visited-style-name="Visited_20_Internet_20_Link"><text:span text:style-name="T1">VPS:</text:span></text:a> With a VPS server, you’re still utilizing a shared server environment, but you’re running a virtualized server on top of it. You’ll have an allotted amount of space, CPU usage, memory and more, which can lead to improved loading times and site performance. VPS is a great step up from a shared hosting environment. </text:p>
        </text:list-item>
        <text:list-item>
          <text:p text:style-name="P14"><text:a xlink:type="simple" xlink:href="https://www.hostgator.com/managed-wordpress-hosting" text:style-name="Internet_20_link" text:visited-style-name="Visited_20_Internet_20_Link"><text:span text:style-name="T1">Managed:</text:span></text:a> With managed hosting, you get access to a higher performing server that’s managed and optimized for you. Typically, it’ll be optimized for a certain type of website, like WordPress managed hosting. Managed hosting can be more expensive, but you’re essentially letting a team of experts to run and manage your server for you. </text:p>
        </text:list-item>
      </text:list>
      <text:p text:style-name="Text_20_body">The final type of hosting you’ll come across in your search is <text:a xlink:type="simple" xlink:href="https://www.hostgator.com/cloud-hosting" text:style-name="Internet_20_link" text:visited-style-name="Visited_20_Internet_20_Link">cloud hosting</text:a>, which we’ll get into below.  As you’ll soon learn cloud hosting is an entirely different type of hosting that blends both shared and dedicated hosting together.</text:p>
      <text:p text:style-name="Text_20_body"> </text:p>
      <text:h text:style-name="Heading_20_2" text:outline-level="2">What Is Cloud Hosting?</text:h>
      <text:p text:style-name="Text_20_body">With <text:a xlink:type="simple" xlink:href="https://www.hostgator.com/blog/what-is-cloud-hosting/" text:style-name="Internet_20_link" text:visited-style-name="Visited_20_Internet_20_Link">cloud hosting</text:a>, you aren’t renting space on a single physical server. Essentially, all of your server hardware is virtual. It’s a fairly new style of hosting that’s been growing in popularity in recent years.</text:p>
      <text:p text:style-name="Text_20_body">Cloud hosting offers you unlimited resource expansion, which is great to have if you have a fast-growing site. Your site will also be shielded from malfunctioning servers, as your site can be switched to another server if it’s underperforming.</text:p>
      <text:p text:style-name="Text_20_body"><text:a xlink:type="simple" xlink:href="https://www.hostgator.com/blog/benefits-cloud-hosting/" text:style-name="Internet_20_link" text:visited-style-name="Visited_20_Internet_20_Link">Cloud hosting rocks</text:a> for a few different reasons:</text:p>
      <text:list xml:id="list236824317" text:style-name="L2">
        <text:list-item>
          <text:p text:style-name="P20"><text:span text:style-name="Strong_20_Emphasis">The pricing is flexible and you only pay for what you use.</text:span> So, if you’re having a very high traffic month you can quickly scale up your resources. Then, if traffic drops again you just scale your needs down again. With cloud hosting, you’re never stuck paying for server resources you don’t use. </text:p>
        </text:list-item>
        <text:list-item>
          <text:p text:style-name="P20"><text:soft-page-break/><text:span text:style-name="Strong_20_Emphasis">It’s super scalable.</text:span> If your site’s traffic is up and down, then you need a host that can work with you. If a shared host won’t cut it, but a dedicated or managed host provides too high of server resources, then cloud hosting can be the right fit for your needs. </text:p>
        </text:list-item>
        <text:list-item>
          <text:p text:style-name="P15"><text:span text:style-name="Strong_20_Emphasis">It has incredible uptime and performance.</text:span> If you’re experiencing issues causing sluggish performance and loading speeds, then your site will just be switched to a higher performing server.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0:13:43.425856071</meta:creation-date>
    <meta:editing-duration>PT2M35S</meta:editing-duration>
    <meta:editing-cycles>3</meta:editing-cycles>
    <meta:generator>LibreOffice/5.4.6.2$Linux_X86_64 LibreOffice_project/40m0$Build-2</meta:generator>
    <dc:date>2018-05-01T22:39:45.447046468</dc:date>
    <meta:document-statistic meta:table-count="0" meta:image-count="0" meta:object-count="0" meta:page-count="5" meta:paragraph-count="62" meta:word-count="1459" meta:character-count="9085" meta:non-whitespace-character-count="7681"/>
  </office:meta>
</office:document-meta>
</file>